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 fo:padding="0.049cm" fo:border="0.002cm solid #000000" style:shadow="none"/>
      <style:text-properties fo:font-size="18pt" style:font-size-asian="18pt" style:font-size-complex="18pt"/>
    </style:style>
    <style:style style:name="P2" style:family="paragraph" style:parent-style-name="Standard" style:list-style-name="L1"/>
    <style:style style:name="P3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L for Data Analysis – hors OC</text:p>
      <text:p text:style-name="Standard"/>
      <text:h text:style-name="Heading_20_1" text:outline-level="1">Introduction</text:h>
      <text:p text:style-name="Standard">5 liens de cours suggérés par 'Python programmer' dans <text:a xlink:type="simple" xlink:href="https://www.youtube.com/watch?v=RRnVmv2qLYY" text:style-name="Internet_20_link" text:visited-style-name="Visited_20_Internet_20_Link">https://www.youtube.com/watch?v=RRnVmv2qLYY</text:a></text:p>
      <text:p text:style-name="Standard"/>
      <text:p text:style-name="Standard">You simply must learn SQL if you want to work with data. Here are some great resources. <text:a xlink:type="simple" xlink:href="https://www.youtube.com/redirect?event=video_description&amp;redir_token=QUFFLUhqbGE3UjZqRVRxRlhVbzYwVWRsdUQyYzVzU0NMd3xBQ3Jtc0ttYkZWVWlxM092YnFnY2Y1NnZnRmx6OU1NS3BLZUJONHA5YTBiSmVNa3FhTU16dUNPdWxUYW1QWUNkellnNVJsRklYUkllNlJ3c3Z4MEdMc2RCTHF6REJiMFJ3Rkk0ckZ6UXU2MlFsbGVrQkJDTl9YRQ&amp;q=https%3A%2F%2Fwww.w3schools.com%2Fsql%2Fdefault.asp" office:target-frame-name="_blank" xlink:show="new" text:style-name="Internet_20_link" text:visited-style-name="Visited_20_Internet_20_Link">https://www.w3schools.com/sql/default...</text:a> </text:p>
      <text:p text:style-name="Standard"><text:a xlink:type="simple" xlink:href="https://www.youtube.com/redirect?event=video_description&amp;redir_token=QUFFLUhqblBCand5MHM1eGU0Wm05aXVUQ2lHOXVSUzZQUXxBQ3Jtc0trbzRCcnpDeEVoWnNPc2NJemJobkJVSUczSWlZdnZRYlJLU2pyVGNrXzlIN3ZsdkgybWRXT0x4OVBLMW5CSjhNZHJNdGlzWFJlSFN0ZDZvNmU4TE1Qc1ZuaXlKNkJkYVNodl9VTGxDVDI2bjVxdE1rbw&amp;q=https%3A%2F%2Fwww.khanacademy.org%2Fcomputing%2Fcomputer-programming%2Fsql%2F" office:target-frame-name="_blank" xlink:show="new" text:style-name="Internet_20_link" text:visited-style-name="Visited_20_Internet_20_Link">https://www.khanacademy.org/computing...</text:a> </text:p>
      <text:p text:style-name="Standard"><text:a xlink:type="simple" xlink:href="https://www.youtube.com/redirect?event=video_description&amp;redir_token=QUFFLUhqa0xlZl81YjZHLVZKQVpoZUpFSDhRUFdPNVVxQXxBQ3Jtc0ttd0Uxc2prYzAtU2hkNXhCSGJmWnJ6SnBMQkk3VF93UWNRRFFnQ0pXaXpwbXdpdHRyd0lnZkhSTldVcHItUmI5WlBLTFFBSk5nSmYyV3gzNGMxdHpqb0MwTDRKU0t5NkFNYl9IRDVlVjdhTzc4WGlBaw&amp;q=https%3A%2F%2Fsqlbolt.com%2F" office:target-frame-name="_blank" xlink:show="new" text:style-name="Internet_20_link" text:visited-style-name="Visited_20_Internet_20_Link">https://sqlbolt.com/</text:a> </text:p>
      <text:p text:style-name="Standard"><text:a xlink:type="simple" xlink:href="https://www.youtube.com/redirect?event=video_description&amp;redir_token=QUFFLUhqbFVIYWc0TDc3VWlRc2JHY05vXzJvZmNtWnQ0QXxBQ3Jtc0tuM0VaNFFBOFlBYXh4eDV1MTBfRHNWSC1ROTZxbG1wbGx6ZGZ3bEtUQXBBUlFZd29RbE0zcWxxWEVvQjJ4VVhIN3lYLWpRSTBNcnNYRVhiSVRic2JnampFa1NoaUo4NGsza0NfX2NxNVdvRklFMW5xNA&amp;q=https%3A%2F%2Fwww.udacity.com%2Fcourse%2Fsql-for-data-analysis--ud198" office:target-frame-name="_blank" xlink:show="new" text:style-name="Internet_20_link" text:visited-style-name="Visited_20_Internet_20_Link">https://www.udacity.com/course/sql-fo...</text:a> </text:p>
      <text:p text:style-name="Standard"><text:a xlink:type="simple" xlink:href="https://www.youtube.com/redirect?event=video_description&amp;redir_token=QUFFLUhqblRVeXZTOGtiQld3T3EyV1pmTnJpdW9nNERyUXxBQ3Jtc0trcEpXcThWb095Q2VFaklTamFlT3VaQml4UDMyNE52RkVfVURlVXE0bGNrV2UtZHBodnRoeERwUThIMFdpanNOOGY2VzFkLUJTUGVQT3NwWEFFT2Y0TTVJY1ROMU11OWVJN0dSNHNtTENQU1ZzcXIzRQ&amp;q=https%3A%2F%2Fwww.udacity.com%2Fcourse%2Fintro-to-relational-databases--ud197" office:target-frame-name="_blank" xlink:show="new" text:style-name="Internet_20_link" text:visited-style-name="Visited_20_Internet_20_Link">https://www.udacity.com/course/intro-...</text:a> </text:p>
      <text:p text:style-name="Standard"/>
      <text:p text:style-name="Standard">Data Science Learning Platforms I would recommend </text:p>
      <text:list xml:id="list6760201837020223702" text:style-name="L1">
        <text:list-item>
          <text:p text:style-name="P2">Data Quest - <text:a xlink:type="simple" xlink:href="https://www.youtube.com/redirect?event=video_description&amp;redir_token=QUFFLUhqbTVMY25KYXE2ZmNXWF80SGFOMEJSTFM3Zi1rd3xBQ3Jtc0ttM3FEQ2h2Uk5FcWVHLUY5MzBKMlZnNUFRcU5wZmdYNl9leUptQllzOVlGZnlOYXRHdUl3blNYdmtuRmE2c2RHaTlkc2xCeEZfaFhudTdhTVR4VTk1aFV3UER1Zk51NmlESl9saHlSd1FGV0tIN0RDOA&amp;q=https%3A%2F%2Fbit.ly%2F3yClqbZ" office:target-frame-name="_blank" xlink:show="new" text:style-name="Internet_20_link" text:visited-style-name="Visited_20_Internet_20_Link">https://bit.ly/3yClqbZ</text:a> 2.</text:p>
        </text:list-item>
        <text:list-item>
          <text:p text:style-name="P2">365 Data Science - <text:a xlink:type="simple" xlink:href="https://www.youtube.com/redirect?event=video_description&amp;redir_token=QUFFLUhqbE0xY01iSF9oOWhjYnFla1FyYm8tX2dYTkwtZ3xBQ3Jtc0ttRzdmRWR5bG5qUnBBaXhva0xWcUs3WjJIclhSOUtlVmlHd0lCVk5BLWFFX1FwaEY3bDVuX3hhTXpPNzhrcnJPbnQ2V2F3S0VHSDdUSUNYclRKUVY0enRTSFZvbGctSUlyQXdfWHY0bmp0X1UyX3BpRQ&amp;q=https%3A%2F%2Fbit.ly%2F3hbUHdd" office:target-frame-name="_blank" xlink:show="new" text:style-name="Internet_20_link" text:visited-style-name="Visited_20_Internet_20_Link">https://bit.ly/3hbUHdd</text:a> 2 </text:p>
        </text:list-item>
      </text:list>
      <text:p text:style-name="Standard"/>
      <text:p text:style-name="Standard">Recommended Python Courses </text:p>
      <text:list xml:id="list6067301905552831609" text:style-name="L2">
        <text:list-item>
          <text:p text:style-name="P3">Exploratory Data Analysis with Python and Pandas - <text:a xlink:type="simple" xlink:href="https://www.youtube.com/redirect?event=video_description&amp;redir_token=QUFFLUhqbEkzUzFEdHRBbXNiZnBMSUNfNnRiUXd3Vm1wd3xBQ3Jtc0tuckozeHFQTURQYjFNbDFJSFlTQzNBUGlyQzNYTFEyUlU0MFI5cllTYWs3R3lrOTZyelVFUXk5VFItWHJoOUp1THduM3VKUm1iSmtENGVsNUdQSXVyS3pHR2NLazZXYjItQTNralhhMWUyaGdoSGQ0WQ&amp;q=https%3A%2F%2Fbit.ly%2F2QXMpxJ" office:target-frame-name="_blank" xlink:show="new" text:style-name="Internet_20_link" text:visited-style-name="Visited_20_Internet_20_Link">https://bit.ly/2QXMpxJ</text:a></text:p>
        </text:list-item>
        <text:list-item>
          <text:p text:style-name="P3">Complete Python Programmer Bootcamp - <text:a xlink:type="simple" xlink:href="https://www.youtube.com/redirect?event=video_description&amp;redir_token=QUFFLUhqbnFXbVZMZjBEY0NpaDE5djNpXzhGZGpXaFMyUXxBQ3Jtc0trVlNybUR3R0lwSWJKWVc1NGw2eV83bmdHQ1cwV001X1BFSXN0OTlzQWpWQWR3dXMtQUU0VGdHYjQtUk9YYzIyRTN3NWcwbVZzb29ORzRQVjBxOXhISUstaHNmR3lWYy1KU25Zck9xMzNoMEpmdGNVaw&amp;q=http%3A%2F%2Fbit.ly%2F2OwUA09" office:target-frame-name="_blank" xlink:show="new" text:style-name="Internet_20_link" text:visited-style-name="Visited_20_Internet_20_Link">http://bit.ly/2OwUA09</text:a> </text:p>
        </text:list-item>
      </text:list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6-24T17:36:06.68</meta:creation-date>
    <dc:date>2021-12-01T09:57:28.60</dc:date>
    <meta:editing-duration>P16DT11H56M20S</meta:editing-duration>
    <meta:editing-cycles>232</meta:editing-cycles>
    <meta:generator>OpenOffice/4.1.9$Win32 OpenOffice.org_project/419m1$Build-9805</meta:generator>
    <meta:document-statistic meta:table-count="0" meta:image-count="0" meta:object-count="0" meta:page-count="1" meta:paragraph-count="14" meta:word-count="80" meta:character-count="714"/>
  </office:meta>
</office:document-meta>
</file>